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661in"/>
    </style:style>
    <style:style style:name="co2" style:family="table-column">
      <style:table-column-properties fo:break-before="auto" style:column-width="1.2016in"/>
    </style:style>
    <style:style style:name="co3" style:family="table-column">
      <style:table-column-properties fo:break-before="auto" style:column-width="1.5236in"/>
    </style:style>
    <style:style style:name="co4" style:family="table-column">
      <style:table-column-properties fo:break-before="auto" style:column-width="8.9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language="de" fo:country="DE" fo:font-weight="bold" style:font-name-asian="Microsoft YaHei" style:font-weight-asian="bold" style:font-name-complex="Mangal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Summary</text:p>
          </table:table-cell>
        </table:table-row>
        <table:table-row table:style-name="ro2">
          <table:table-cell office:value-type="float" office:value="132438" calcext:value-type="float">
            <text:p>132438</text:p>
          </table:table-cell>
          <table:table-cell office:value-type="string" calcext:value-type="string">
            <text:p>libvirt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Soltest: Vulcan Beta3.3: internal error: Device alias was not set for scsi controller with index 0</text:p>
          </table:table-cell>
        </table:table-row>
        <table:table-row table:style-name="ro2">
          <table:table-cell office:value-type="float" office:value="132461" calcext:value-type="float">
            <text:p>132461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after zipl and reboot, the number of cpus reported by lscpu and cat /proc/cpuinfo on the host differs from maxcpus= value in /etc/zipl.conf</text:p>
          </table:table-cell>
        </table:table-row>
        <table:table-row table:style-name="ro2">
          <table:table-cell office:value-type="float" office:value="133359" calcext:value-type="float">
            <text:p>133359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Switching CPUs leads to error message - nl_recv returned with error: No buffer space available</text:p>
          </table:table-cell>
        </table:table-row>
        <table:table-row table:style-name="ro2">
          <table:table-cell office:value-type="float" office:value="133395" calcext:value-type="float">
            <text:p>133395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installer kdump is not enabled for 8GB dump size</text:p>
          </table:table-cell>
        </table:table-row>
        <table:table-row table:style-name="ro2">
          <table:table-cell office:value-type="float" office:value="133478" calcext:value-type="float">
            <text:p>133478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exported VG makes installer fail with KVMIBMCO03013</text:p>
          </table:table-cell>
        </table:table-row>
        <table:table-row table:style-name="ro1">
          <table:table-cell office:value-type="float" office:value="133711" calcext:value-type="float">
            <text:p>133711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Storage key optimization request for Vulcan</text:p>
          </table:table-cell>
        </table:table-row>
        <table:table-row table:style-name="ro2">
          <table:table-cell office:value-type="float" office:value="133919" calcext:value-type="float">
            <text:p>133919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installer kdump upper limit in Size scope not working for dump</text:p>
          </table:table-cell>
        </table:table-row>
        <table:table-row table:style-name="ro2">
          <table:table-cell office:value-type="float" office:value="133979" calcext:value-type="float">
            <text:p>133979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[zKVM GTP1412] Hyptop doesn't support SMT </text:p>
          </table:table-cell>
        </table:table-row>
        <table:table-row table:style-name="ro2">
          <table:table-cell office:value-type="float" office:value="133981" calcext:value-type="float">
            <text:p>133981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[zKVM GTP1412] zgetdump doesn't support SMT </text:p>
          </table:table-cell>
        </table:table-row>
        <table:table-row table:style-name="ro2">
          <table:table-cell office:value-type="float" office:value="134021" calcext:value-type="float">
            <text:p>134021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kvmibm-upgrade-system script outputs 'command not found'</text:p>
          </table:table-cell>
        </table:table-row>
        <table:table-row table:style-name="ro1">
          <table:table-cell office:value-type="float" office:value="133047" calcext:value-type="float">
            <text:p>133047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Improve warning message on insecure CLI commands</text:p>
          </table:table-cell>
        </table:table-row>
        <table:table-row table:style-name="ro2">
          <table:table-cell office:value-type="float" office:value="133400" calcext:value-type="float">
            <text:p>133400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installer allows to start installation on a system having not enough memory</text:p>
          </table:table-cell>
        </table:table-row>
        <table:table-row table:style-name="ro2">
          <table:table-cell office:value-type="float" office:value="133663" calcext:value-type="float">
            <text:p>133663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kdump option in kickstart installation</text:p>
          </table:table-cell>
        </table:table-row>
        <table:table-row table:style-name="ro2">
          <table:table-cell office:value-type="float" office:value="134050" calcext:value-type="float">
            <text:p>134050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Wrong definition in ip parameter of generic.prm stops LPAR installation</text:p>
          </table:table-cell>
        </table:table-row>
        <table:table-row table:style-name="ro2">
          <table:table-cell office:value-type="float" office:value="134058" calcext:value-type="float">
            <text:p>134058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Installer Panel does not specify the units during manual partitioning</text:p>
          </table:table-cell>
        </table:table-row>
        <table:table-row table:style-name="ro2">
          <table:table-cell office:value-type="float" office:value="134076" calcext:value-type="float">
            <text:p>134076</text:p>
          </table:table-cell>
          <table:table-cell office:value-type="string" calcext:value-type="string">
            <text:p>libvirt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CVE-2015-5313: storage: don't allow '/' in filesystem volume names</text:p>
          </table:table-cell>
        </table:table-row>
        <table:table-row table:style-name="ro2">
          <table:table-cell office:value-type="float" office:value="134227" calcext:value-type="float">
            <text:p>134227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Bug in zHPM virtual server state handling when a VS migrates</text:p>
          </table:table-cell>
        </table:table-row>
        <table:table-row table:style-name="ro2">
          <table:table-cell office:value-type="float" office:value="134326" calcext:value-type="float">
            <text:p>134326</text:p>
          </table:table-cell>
          <table:table-cell office:value-type="string" calcext:value-type="string">
            <text:p>QEMU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[54664,070,724] 3390-77 DASD causes QEMU error: cyls must be between 1 and 65535</text:p>
          </table:table-cell>
        </table:table-row>
        <table:table-row table:style-name="ro2">
          <table:table-cell office:value-type="float" office:value="134362" calcext:value-type="float">
            <text:p>134362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kvmibm-system-upgrade script hang / crash during execution</text:p>
          </table:table-cell>
        </table:table-row>
        <table:table-row table:style-name="ro2">
          <table:table-cell office:value-type="float" office:value="134439" calcext:value-type="float">
            <text:p>134439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Starting zhpmd on system upgraded from Kronos to Vulcan gets: 'Error while loading shared libraries: libjvm.so'</text:p>
          </table:table-cell>
        </table:table-row>
        <table:table-row table:style-name="ro2">
          <table:table-cell office:value-type="float" office:value="134444" calcext:value-type="float">
            <text:p>134444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zhpm package update for vulcan-rc1.4</text:p>
          </table:table-cell>
        </table:table-row>
        <table:table-row table:style-name="ro1">
          <table:table-cell office:value-type="float" office:value="134496" calcext:value-type="float">
            <text:p>134496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WAS liberty upgrade for CVE-2015-2017</text:p>
          </table:table-cell>
        </table:table-row>
        <table:table-row table:style-name="ro1">
          <table:table-cell office:value-type="float" office:value="124922" calcext:value-type="float">
            <text:p>12492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[Limit-Test] Unable to boot Host with over 8TB Memory defined</text:p>
          </table:table-cell>
        </table:table-row>
        <table:table-row table:style-name="ro2">
          <table:table-cell office:value-type="float" office:value="133687" calcext:value-type="float">
            <text:p>133687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ksvalidator fails on 'kdump' keyword</text:p>
          </table:table-cell>
        </table:table-row>
        <table:table-row table:style-name="ro2">
          <table:table-cell office:value-type="float" office:value="133852" calcext:value-type="float">
            <text:p>13385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uperf 30K stream tests performance regresses ~8% in Vulcan beta3.5</text:p>
          </table:table-cell>
        </table:table-row>
        <table:table-row table:style-name="ro2">
          <table:table-cell office:value-type="float" office:value="133999" calcext:value-type="float">
            <text:p>133999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When zhpm starts get: cca_specific.c token_specific_init: Error loading library: [libcsulcca.so: cannot open shared object file: No suc </text:p>
          </table:table-cell>
        </table:table-row>
        <table:table-row table:style-name="ro2">
          <table:table-cell office:value-type="float" office:value="134074" calcext:value-type="float">
            <text:p>134074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HVM requires at least the package python-augeas-0.5.0</text:p>
          </table:table-cell>
        </table:table-row>
        <table:table-row table:style-name="ro2">
          <table:table-cell office:value-type="float" office:value="134238" calcext:value-type="float">
            <text:p>134238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HVM requires at least the package python-netaddr-0.7.11</text:p>
          </table:table-cell>
        </table:table-row>
        <table:table-row table:style-name="ro2">
          <table:table-cell office:value-type="float" office:value="134306" calcext:value-type="float">
            <text:p>134306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perl compilation problems in dracut for lsmem chmem and lsluns</text:p>
          </table:table-cell>
        </table:table-row>
        <table:table-row table:style-name="ro2">
          <table:table-cell office:value-type="float" office:value="134307" calcext:value-type="float">
            <text:p>134307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initrd contains s390-tools but some dependencies for them are missing</text:p>
          </table:table-cell>
        </table:table-row>
        <table:table-row table:style-name="ro2">
          <table:table-cell office:value-type="float" office:value="134624" calcext:value-type="float">
            <text:p>134624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vlan interface created by installer loses IP address during reboot from conflicting MAC address</text:p>
          </table:table-cell>
        </table:table-row>
        <table:table-row table:style-name="ro2">
          <table:table-cell office:value-type="float" office:value="135030" calcext:value-type="float">
            <text:p>135030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Vulcan RC1.4 Installer boot fails with dracut: FATAL: Invalid value for interface in ip= opts. When using VLAN</text:p>
          </table:table-cell>
        </table:table-row>
        <table:table-row table:style-name="ro2">
          <table:table-cell office:value-type="float" office:value="135193" calcext:value-type="float">
            <text:p>135193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IPv6 Installation failure</text:p>
          </table:table-cell>
        </table:table-row>
        <table:table-row table:style-name="ro2">
          <table:table-cell office:value-type="float" office:value="135415" calcext:value-type="float">
            <text:p>135415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Remove repo from installer in Vulcan-RC2.1 release</text:p>
          </table:table-cell>
        </table:table-row>
        <table:table-row table:style-name="ro2">
          <table:table-cell office:value-type="float" office:value="135694" calcext:value-type="float">
            <text:p>135694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Set "SMT=2" in the zipl.conf by default</text:p>
          </table:table-cell>
        </table:table-row>
        <table:table-row table:style-name="ro1" table:number-rows-repeated="104850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wu </meta:initial-creator>
    <meta:creation-date>2015-12-10T16:41:03.173024810</meta:creation-date>
    <dc:date>2016-02-01T14:10:55.677562149</dc:date>
    <dc:creator>twu </dc:creator>
    <meta:editing-duration>P0D</meta:editing-duration>
    <meta:editing-cycles>2</meta:editing-cycles>
    <meta:generator>LibreOffice/4.1.3.2$Linux_X86_64 LibreOffice_project/410$Build-2</meta:generator>
    <meta:document-statistic meta:table-count="1" meta:cell-count="144" meta:object-count="0"/>
  </office:meta>
</office:document-meta>
</file>